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5B609261DDC39CE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08cm, 16.29cm, 2.041cm, 10.021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556cm" svg:height="8.026cm" svg:x="5.944cm" svg:y="7.949cm">
          <draw:image xlink:href="Pictures/1000000000000556000003005B609261DDC39CE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0T12:01:14.058000000</meta:creation-date>
    <dc:date>2017-11-20T12:05:41.299000000</dc:date>
    <meta:editing-duration>PT4M27S</meta:editing-duration>
    <meta:editing-cycles>2</meta:editing-cycles>
    <meta:generator>LibreOffice/5.3.0.3$Windows_x86 LibreOffice_project/7074905676c47b82bbcfbea1aeefc84afe1c50e1</meta:generator>
    <meta:document-statistic meta:object-count="1"/>
  </office:meta>
</office:document-meta>
</file>